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 style:master-page-name="">
      <style:table-properties style:width="17cm" style:page-number="auto" table:align="margins" style:writing-mode="page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size="10pt" officeooo:rsid="0001fd05" officeooo:paragraph-rsid="0001fd05" style:font-size-asian="10pt" style:font-size-complex="10pt"/>
    </style:style>
    <style:style style:name="P2" style:family="paragraph" style:parent-style-name="Standard">
      <style:paragraph-properties fo:text-align="center" style:justify-single-word="false" fo:padding="0.049cm" fo:border="0.06pt solid #000000" style:shadow="#808080 0.18cm 0.18cm"/>
      <style:text-properties officeooo:rsid="0001fd05" officeooo:paragraph-rsid="0001fd05"/>
    </style:style>
    <style:style style:name="P3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officeooo:paragraph-rsid="000990c1" style:font-size-asian="10pt" style:font-size-complex="10pt"/>
    </style:style>
    <style:style style:name="P4" style:family="paragraph" style:parent-style-name="Standard">
      <style:text-properties style:font-name="Liberation Serif" officeooo:rsid="001f8287" officeooo:paragraph-rsid="001f8287"/>
    </style:style>
    <style:style style:name="P5" style:family="paragraph" style:parent-style-name="Standard">
      <style:text-properties style:font-name="Liberation Serif" fo:font-size="12pt" officeooo:rsid="001f8287" officeooo:paragraph-rsid="004e6466" style:font-size-asian="12pt" style:font-size-complex="12pt"/>
    </style:style>
    <style:style style:name="P6" style:family="paragraph" style:parent-style-name="Standard">
      <style:text-properties style:font-name="Liberation Serif" officeooo:rsid="0000ca13" officeooo:paragraph-rsid="0000ca13"/>
    </style:style>
    <style:style style:name="P7" style:family="paragraph" style:parent-style-name="Standard">
      <style:text-properties style:font-name="Liberation Serif" officeooo:rsid="0000ca13" officeooo:paragraph-rsid="0001fd05"/>
    </style:style>
    <style:style style:name="P8" style:family="paragraph" style:parent-style-name="Standard">
      <style:text-properties style:font-name="Liberation Serif" officeooo:rsid="0000ca13" officeooo:paragraph-rsid="0050061f"/>
    </style:style>
    <style:style style:name="P9" style:family="paragraph" style:parent-style-name="Standard">
      <style:text-properties style:font-name="Liberation Serif" officeooo:rsid="000f1dba" officeooo:paragraph-rsid="000f1dba"/>
    </style:style>
    <style:style style:name="P10" style:family="paragraph" style:parent-style-name="Standard">
      <style:text-properties style:font-name="Liberation Serif" officeooo:rsid="000f1dba" officeooo:paragraph-rsid="001bb487"/>
    </style:style>
    <style:style style:name="P11" style:family="paragraph" style:parent-style-name="Standard">
      <style:text-properties style:font-name="Liberation Serif" officeooo:rsid="001d1ab8" officeooo:paragraph-rsid="001d1ab8"/>
    </style:style>
    <style:style style:name="P12" style:family="paragraph" style:parent-style-name="Standard">
      <style:text-properties style:font-name="Liberation Serif" officeooo:rsid="001d3bde" officeooo:paragraph-rsid="001d3bde"/>
    </style:style>
    <style:style style:name="P13" style:family="paragraph" style:parent-style-name="Standard">
      <style:paragraph-properties fo:text-align="justify" style:justify-single-word="false"/>
      <style:text-properties style:font-name="Liberation Serif" officeooo:rsid="001d3bde" officeooo:paragraph-rsid="001d3bde"/>
    </style:style>
    <style:style style:name="P14" style:family="paragraph" style:parent-style-name="Standard">
      <style:text-properties style:font-name="Liberation Serif" fo:font-style="italic" officeooo:rsid="0024b903" officeooo:paragraph-rsid="0024b903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rsid="001f23d0" officeooo:paragraph-rsid="001f23d0"/>
    </style:style>
    <style:style style:name="P16" style:family="paragraph" style:parent-style-name="Standard">
      <style:text-properties style:font-name="Liberation Serif" fo:font-size="6pt" officeooo:rsid="0000ca13" officeooo:paragraph-rsid="0000ca13" style:font-size-asian="6pt" style:font-size-complex="6pt"/>
    </style:style>
    <style:style style:name="P17" style:family="paragraph" style:parent-style-name="Standard">
      <style:text-properties style:font-name="Liberation Serif" fo:font-size="6pt" officeooo:rsid="0000ca13" officeooo:paragraph-rsid="0001fd05" style:font-size-asian="6pt" style:font-size-complex="6pt"/>
    </style:style>
    <style:style style:name="P18" style:family="paragraph" style:parent-style-name="Standard">
      <style:text-properties style:font-name="Liberation Serif" fo:font-size="6pt" officeooo:rsid="0000ca13" officeooo:paragraph-rsid="001d3bde" style:font-size-asian="6pt" style:font-size-complex="6pt"/>
    </style:style>
    <style:style style:name="P19" style:family="paragraph" style:parent-style-name="Standard">
      <style:paragraph-properties fo:line-height="115%" style:writing-mode="page"/>
      <style:text-properties style:font-name="Liberation Serif" fo:font-size="12pt" fo:font-style="italic" fo:font-weight="normal" officeooo:rsid="0026a396" officeooo:paragraph-rsid="004cacc0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line-height="115%" style:writing-mode="page"/>
      <style:text-properties style:font-name="Liberation Serif" fo:font-size="12pt" fo:font-style="italic" fo:font-weight="normal" officeooo:rsid="002a25fc" officeooo:paragraph-rsid="004cacc0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line-height="115%" style:writing-mode="page"/>
      <style:text-properties style:font-name="Liberation Serif" fo:font-size="12pt" fo:font-style="normal" fo:font-weight="normal" officeooo:rsid="003a3969" officeooo:paragraph-rsid="004cacc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line-height="115%" style:writing-mode="page"/>
      <style:text-properties style:font-name="Liberation Serif" fo:font-size="10pt" fo:font-weight="normal" officeooo:rsid="00177d61" officeooo:paragraph-rsid="00177d61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15%" style:writing-mode="page"/>
      <style:text-properties style:font-name="Liberation Serif" fo:font-size="10pt" fo:font-weight="normal" officeooo:rsid="00177d61" officeooo:paragraph-rsid="00540ec3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115%" style:writing-mode="page"/>
      <style:text-properties style:font-name="Liberation Serif" fo:font-size="10pt" fo:font-weight="normal" officeooo:rsid="0018fe16" officeooo:paragraph-rsid="0018fe16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15%" style:writing-mode="page"/>
      <style:text-properties style:font-name="Liberation Serif" fo:font-size="10pt" fo:font-weight="normal" officeooo:rsid="0018fe16" officeooo:paragraph-rsid="00540ec3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15%" style:writing-mode="page"/>
      <style:text-properties style:font-name="Liberation Serif" fo:font-size="10pt" fo:font-weight="normal" officeooo:rsid="0026a396" officeooo:paragraph-rsid="0026e095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15%" style:writing-mode="page"/>
      <style:text-properties style:font-name="Liberation Serif" fo:font-size="10pt" fo:font-weight="normal" officeooo:rsid="0026a396" officeooo:paragraph-rsid="00540ec3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15%" style:writing-mode="page"/>
      <style:text-properties style:font-name="Liberation Serif" fo:font-size="10pt" fo:font-weight="normal" officeooo:rsid="0026a396" officeooo:paragraph-rsid="0055cb1e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15%" style:writing-mode="page"/>
      <style:text-properties style:font-name="Liberation Serif" fo:font-size="10pt" fo:font-weight="normal" officeooo:rsid="0046f19e" officeooo:paragraph-rsid="0046f19e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15%" style:writing-mode="page"/>
      <style:text-properties style:font-name="Liberation Serif" fo:font-size="10pt" fo:font-weight="normal" officeooo:rsid="0046f19e" officeooo:paragraph-rsid="00540ec3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115%" style:writing-mode="page"/>
      <style:text-properties style:font-name="Liberation Serif" fo:font-size="10pt" fo:font-weight="normal" officeooo:rsid="004771a1" officeooo:paragraph-rsid="004771a1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115%" style:writing-mode="page"/>
      <style:text-properties style:font-name="Liberation Serif" fo:font-size="10pt" fo:font-weight="normal" officeooo:rsid="004771a1" officeooo:paragraph-rsid="00540ec3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115%" style:writing-mode="page"/>
      <style:text-properties style:font-name="Liberation Serif" fo:font-size="10pt" fo:font-weight="normal" officeooo:rsid="00353993" officeooo:paragraph-rsid="00353993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115%" style:writing-mode="page"/>
      <style:text-properties style:font-name="Liberation Serif" fo:font-size="10pt" fo:font-weight="normal" officeooo:rsid="00353993" officeooo:paragraph-rsid="00540ec3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15%" style:writing-mode="page"/>
      <style:text-properties style:font-name="Liberation Serif" fo:font-size="10pt" fo:font-weight="normal" officeooo:rsid="004dfb25" officeooo:paragraph-rsid="004dfb25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15%" style:writing-mode="page"/>
      <style:text-properties style:font-name="Liberation Serif" fo:font-size="10pt" fo:font-weight="normal" officeooo:rsid="004dfb25" officeooo:paragraph-rsid="00540ec3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15%" style:writing-mode="page"/>
      <style:text-properties style:font-name="Liberation Serif" fo:font-size="10pt" style:font-size-asian="10pt" style:font-size-complex="10pt"/>
    </style:style>
    <style:style style:name="P38" style:family="paragraph" style:parent-style-name="Standard">
      <style:paragraph-properties fo:line-height="115%" style:writing-mode="page"/>
      <style:text-properties style:font-name="Liberation Serif" fo:font-size="10pt" officeooo:paragraph-rsid="002cef06" style:font-size-asian="10pt" style:font-size-complex="10pt"/>
    </style:style>
    <style:style style:name="P39" style:family="paragraph" style:parent-style-name="Standard">
      <style:paragraph-properties fo:line-height="115%" style:writing-mode="page"/>
      <style:text-properties style:font-name="Liberation Serif" fo:font-size="10pt" officeooo:paragraph-rsid="00113193" style:font-size-asian="10pt" style:font-size-complex="10pt"/>
    </style:style>
    <style:style style:name="P40" style:family="paragraph" style:parent-style-name="Standard">
      <style:paragraph-properties fo:line-height="115%" style:writing-mode="page"/>
      <style:text-properties style:font-name="Liberation Serif" fo:font-size="10pt" officeooo:paragraph-rsid="00145464" style:font-size-asian="10pt" style:font-size-complex="10pt"/>
    </style:style>
    <style:style style:name="P41" style:family="paragraph" style:parent-style-name="Standard">
      <style:paragraph-properties fo:line-height="115%" style:writing-mode="page"/>
      <style:text-properties style:font-name="Liberation Serif" fo:font-size="10pt" officeooo:paragraph-rsid="00540ec3" style:font-size-asian="10pt" style:font-size-complex="10pt"/>
    </style:style>
    <style:style style:name="P42" style:family="paragraph" style:parent-style-name="Standard">
      <style:paragraph-properties fo:line-height="115%" style:writing-mode="page"/>
      <style:text-properties style:font-name="Liberation Serif" fo:font-size="10pt" officeooo:rsid="004ec378" officeooo:paragraph-rsid="004ec378" style:font-size-asian="10pt" style:font-size-complex="10pt"/>
    </style:style>
    <style:style style:name="P43" style:family="paragraph" style:parent-style-name="Standard">
      <style:paragraph-properties fo:line-height="115%" style:writing-mode="page"/>
      <style:text-properties style:font-name="Liberation Serif" fo:font-size="10pt" officeooo:rsid="004ec378" officeooo:paragraph-rsid="00540ec3" style:font-size-asian="10pt" style:font-size-complex="10pt"/>
    </style:style>
    <style:style style:name="P44" style:family="paragraph" style:parent-style-name="Standard">
      <style:paragraph-properties fo:line-height="115%" style:writing-mode="page"/>
      <style:text-properties style:font-name="Liberation Serif" fo:font-size="10pt" officeooo:rsid="001af207" officeooo:paragraph-rsid="001af207" style:font-size-asian="10pt" style:font-size-complex="10pt"/>
    </style:style>
    <style:style style:name="P45" style:family="paragraph" style:parent-style-name="Standard">
      <style:paragraph-properties fo:line-height="115%" style:writing-mode="page"/>
      <style:text-properties style:font-name="Liberation Serif" fo:font-size="10pt" officeooo:rsid="001af207" officeooo:paragraph-rsid="00540ec3" style:font-size-asian="10pt" style:font-size-complex="10pt"/>
    </style:style>
    <style:style style:name="P46" style:family="paragraph" style:parent-style-name="Standard">
      <style:paragraph-properties fo:line-height="115%" style:writing-mode="page"/>
      <style:text-properties style:font-name="Liberation Serif" fo:font-size="10pt" officeooo:rsid="001af207" officeooo:paragraph-rsid="0055cb1e" style:font-size-asian="10pt" style:font-size-complex="10pt"/>
    </style:style>
    <style:style style:name="P47" style:family="paragraph" style:parent-style-name="Standard">
      <style:paragraph-properties fo:line-height="115%" style:writing-mode="page"/>
      <style:text-properties style:font-name="Liberation Serif" fo:font-size="10pt" officeooo:rsid="0014dbc4" officeooo:paragraph-rsid="0014dbc4" style:font-size-asian="10pt" style:font-size-complex="10pt"/>
    </style:style>
    <style:style style:name="P48" style:family="paragraph" style:parent-style-name="Standard">
      <style:paragraph-properties fo:line-height="115%" style:writing-mode="page"/>
      <style:text-properties style:font-name="Liberation Serif" fo:font-size="10pt" officeooo:rsid="0014dbc4" officeooo:paragraph-rsid="00540ec3" style:font-size-asian="10pt" style:font-size-complex="10pt"/>
    </style:style>
    <style:style style:name="P49" style:family="paragraph" style:parent-style-name="Standard">
      <style:paragraph-properties fo:line-height="115%" style:writing-mode="page"/>
      <style:text-properties style:font-name="Liberation Serif" fo:font-size="10pt" officeooo:rsid="002aef7a" officeooo:paragraph-rsid="002aef7a" style:font-size-asian="10pt" style:font-size-complex="10pt"/>
    </style:style>
    <style:style style:name="P50" style:family="paragraph" style:parent-style-name="Standard">
      <style:paragraph-properties fo:line-height="115%" style:writing-mode="page"/>
      <style:text-properties style:font-name="Liberation Serif" fo:font-size="10pt" officeooo:rsid="002aef7a" officeooo:paragraph-rsid="0055cb1e" style:font-size-asian="10pt" style:font-size-complex="10pt"/>
    </style:style>
    <style:style style:name="P51" style:family="paragraph" style:parent-style-name="Standard">
      <style:paragraph-properties fo:line-height="115%" style:writing-mode="page"/>
      <style:text-properties style:font-name="Liberation Serif" fo:font-size="10pt" officeooo:rsid="0000ca13" officeooo:paragraph-rsid="00504f90" style:font-size-asian="10pt" style:font-size-complex="10pt"/>
    </style:style>
    <style:style style:name="P52" style:family="paragraph" style:parent-style-name="Standard">
      <style:paragraph-properties fo:line-height="115%" style:writing-mode="page"/>
      <style:text-properties style:font-name="Liberation Serif" fo:font-size="10pt" officeooo:rsid="0000ca13" officeooo:paragraph-rsid="0018ceed" style:font-size-asian="10pt" style:font-size-complex="10pt"/>
    </style:style>
    <style:style style:name="P53" style:family="paragraph" style:parent-style-name="Standard">
      <style:paragraph-properties fo:line-height="115%" style:writing-mode="page"/>
      <style:text-properties style:font-name="Liberation Serif" fo:font-size="10pt" officeooo:rsid="0000ca13" officeooo:paragraph-rsid="00540ec3" style:font-size-asian="10pt" style:font-size-complex="10pt"/>
    </style:style>
    <style:style style:name="P54" style:family="paragraph" style:parent-style-name="Standard">
      <style:paragraph-properties fo:line-height="115%" style:writing-mode="page"/>
      <style:text-properties style:font-name="Liberation Serif" fo:font-size="10pt" officeooo:rsid="0000ca13" officeooo:paragraph-rsid="0055cb1e" style:font-size-asian="10pt" style:font-size-complex="10pt"/>
    </style:style>
    <style:style style:name="P55" style:family="paragraph" style:parent-style-name="Standard">
      <style:paragraph-properties fo:line-height="115%" style:writing-mode="page"/>
      <style:text-properties style:font-name="Liberation Serif" fo:font-size="10pt" officeooo:rsid="001282dc" officeooo:paragraph-rsid="001282dc" style:font-size-asian="10pt" style:font-size-complex="10pt"/>
    </style:style>
    <style:style style:name="P56" style:family="paragraph" style:parent-style-name="Standard">
      <style:paragraph-properties fo:line-height="115%" style:writing-mode="page"/>
      <style:text-properties style:font-name="Liberation Serif" fo:font-size="10pt" officeooo:rsid="001282dc" officeooo:paragraph-rsid="00540ec3" style:font-size-asian="10pt" style:font-size-complex="10pt"/>
    </style:style>
    <style:style style:name="P57" style:family="paragraph" style:parent-style-name="Standard">
      <style:paragraph-properties fo:line-height="115%" style:writing-mode="page"/>
      <style:text-properties style:font-name="Liberation Serif" fo:font-size="10pt" officeooo:rsid="001282dc" officeooo:paragraph-rsid="0055cb1e" style:font-size-asian="10pt" style:font-size-complex="10pt"/>
    </style:style>
    <style:style style:name="P58" style:family="paragraph" style:parent-style-name="Standard">
      <style:paragraph-properties fo:line-height="115%" style:writing-mode="page"/>
      <style:text-properties style:font-name="Liberation Serif" fo:font-size="10pt" officeooo:rsid="00156be7" officeooo:paragraph-rsid="00156be7" style:font-size-asian="10pt" style:font-size-complex="10pt"/>
    </style:style>
    <style:style style:name="P59" style:family="paragraph" style:parent-style-name="Standard">
      <style:paragraph-properties fo:line-height="115%" style:writing-mode="page"/>
      <style:text-properties style:font-name="Liberation Serif" fo:font-size="10pt" officeooo:rsid="00156be7" officeooo:paragraph-rsid="00540ec3" style:font-size-asian="10pt" style:font-size-complex="10pt"/>
    </style:style>
    <style:style style:name="P60" style:family="paragraph" style:parent-style-name="Standard">
      <style:paragraph-properties fo:line-height="115%" style:writing-mode="page"/>
      <style:text-properties style:font-name="Liberation Serif" fo:font-size="10pt" officeooo:rsid="00156be7" officeooo:paragraph-rsid="0055cb1e" style:font-size-asian="10pt" style:font-size-complex="10pt"/>
    </style:style>
    <style:style style:name="P61" style:family="paragraph" style:parent-style-name="Standard">
      <style:paragraph-properties fo:line-height="115%" style:writing-mode="page"/>
      <style:text-properties style:font-name="Liberation Serif" fo:font-size="10pt" officeooo:rsid="004dfb25" officeooo:paragraph-rsid="004dfb25" style:font-size-asian="10pt" style:font-size-complex="10pt"/>
    </style:style>
    <style:style style:name="P62" style:family="paragraph" style:parent-style-name="Standard">
      <style:paragraph-properties fo:line-height="115%" style:writing-mode="page"/>
      <style:text-properties style:font-name="Liberation Serif" fo:font-size="10pt" officeooo:rsid="004dfb25" officeooo:paragraph-rsid="00540ec3" style:font-size-asian="10pt" style:font-size-complex="10pt"/>
    </style:style>
    <style:style style:name="P63" style:family="paragraph" style:parent-style-name="Standard">
      <style:paragraph-properties fo:line-height="115%" style:writing-mode="page"/>
      <style:text-properties style:font-name="Liberation Serif" fo:font-size="10pt" officeooo:rsid="004dfb25" officeooo:paragraph-rsid="0055cb1e" style:font-size-asian="10pt" style:font-size-complex="10pt"/>
    </style:style>
    <style:style style:name="P64" style:family="paragraph" style:parent-style-name="Standard">
      <style:paragraph-properties fo:line-height="115%" style:writing-mode="page"/>
      <style:text-properties style:font-name="Liberation Serif" fo:font-size="10pt" officeooo:rsid="003128a3" officeooo:paragraph-rsid="003128a3" style:font-size-asian="10pt" style:font-size-complex="10pt"/>
    </style:style>
    <style:style style:name="P65" style:family="paragraph" style:parent-style-name="Standard">
      <style:paragraph-properties fo:line-height="115%" style:writing-mode="page"/>
      <style:text-properties style:font-name="Liberation Serif" fo:font-size="10pt" officeooo:rsid="003128a3" officeooo:paragraph-rsid="00540ec3" style:font-size-asian="10pt" style:font-size-complex="10pt"/>
    </style:style>
    <style:style style:name="P66" style:family="paragraph" style:parent-style-name="Standard">
      <style:paragraph-properties fo:line-height="115%" style:writing-mode="page"/>
      <style:text-properties style:font-name="Liberation Serif" fo:font-size="10pt" officeooo:rsid="003128a3" officeooo:paragraph-rsid="0055cb1e" style:font-size-asian="10pt" style:font-size-complex="10pt"/>
    </style:style>
    <style:style style:name="P67" style:family="paragraph" style:parent-style-name="Standard">
      <style:paragraph-properties fo:line-height="115%" style:writing-mode="page"/>
      <style:text-properties style:font-name="Liberation Serif" fo:font-size="10pt" officeooo:rsid="000f1dba" officeooo:paragraph-rsid="0010d3a2" style:font-size-asian="10pt" style:font-size-complex="10pt"/>
    </style:style>
    <style:style style:name="P68" style:family="paragraph" style:parent-style-name="Standard" style:master-page-name="">
      <style:paragraph-properties fo:line-height="115%" style:page-number="auto" style:writing-mode="page"/>
      <style:text-properties style:font-name="Liberation Serif" fo:font-size="10pt" fo:font-weight="normal" officeooo:rsid="002a9ffa" officeooo:paragraph-rsid="00540ec3" style:font-size-asian="10pt" style:font-weight-asian="normal" style:font-size-complex="10pt" style:font-weight-complex="normal"/>
    </style:style>
    <style:style style:name="T1" style:family="text">
      <style:text-properties fo:color="#9900ff"/>
    </style:style>
    <style:style style:name="T2" style:family="text">
      <style:text-properties fo:color="#9900ff" officeooo:rsid="0001fd05"/>
    </style:style>
    <style:style style:name="T3" style:family="text">
      <style:text-properties fo:color="#9900ff" fo:font-style="italic" officeooo:rsid="02c8594a" style:font-style-asian="italic" style:font-style-complex="italic"/>
    </style:style>
    <style:style style:name="T4" style:family="text">
      <style:text-properties fo:color="#9900ff" fo:font-size="10pt" fo:font-style="italic" officeooo:rsid="02c8594a" style:font-size-asian="10pt" style:font-style-asian="italic" style:font-size-complex="10pt" style:font-style-complex="italic"/>
    </style:style>
    <style:style style:name="T5" style:family="text">
      <style:text-properties style:use-window-font-color="true" fo:font-size="10pt" fo:font-style="italic" officeooo:rsid="02c8594a" style:font-size-asian="10pt" style:font-style-asian="italic" style:font-size-complex="10pt" style:font-style-complex="italic"/>
    </style:style>
    <style:style style:name="T6" style:family="text">
      <style:text-properties style:use-window-font-color="true" fo:font-size="10pt" fo:font-style="italic" officeooo:rsid="0068e53d" style:font-size-asian="10pt" style:font-style-asian="italic" style:font-size-complex="10pt" style:font-style-complex="italic"/>
    </style:style>
    <style:style style:name="T7" style:family="text">
      <style:text-properties style:use-window-font-color="true" fo:font-size="10pt" fo:font-style="italic" officeooo:rsid="006cff63" style:font-size-asian="10pt" style:font-style-asian="italic" style:font-size-complex="10pt" style:font-style-complex="italic"/>
    </style:style>
    <style:style style:name="T8" style:family="text">
      <style:text-properties style:use-window-font-color="true" fo:font-size="10pt" fo:font-style="italic" officeooo:rsid="006cff63" style:font-size-asian="10pt" style:font-style-asian="italic" style:font-size-complex="10pt" style:font-style-complex="italic" loext:padding="0.049cm" loext:border="0.06pt dotted #000000" loext:shadow="none"/>
    </style:style>
    <style:style style:name="T9" style:family="text">
      <style:text-properties style:use-window-font-color="true" fo:font-size="10pt" fo:font-style="italic" officeooo:rsid="000a00f2" style:font-size-asian="10pt" style:font-style-asian="italic" style:font-size-complex="10pt" style:font-style-complex="italic"/>
    </style:style>
    <style:style style:name="T10" style:family="text">
      <style:text-properties style:use-window-font-color="true" fo:font-size="10pt" fo:font-style="italic" fo:font-weight="bold" officeooo:rsid="006cff63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style:use-window-font-color="true" fo:font-size="10pt" fo:font-style="italic" style:text-underline-style="dotted" style:text-underline-width="auto" style:text-underline-color="font-color" fo:font-weight="bold" officeooo:rsid="000a00f2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style:use-window-font-color="true" fo:font-style="italic" officeooo:rsid="02c8594a" style:font-style-asian="italic" style:font-style-complex="italic"/>
    </style:style>
    <style:style style:name="T13" style:family="text">
      <style:text-properties style:use-window-font-color="true" fo:font-style="italic" officeooo:rsid="0068e53d" style:font-style-asian="italic" style:font-style-complex="italic"/>
    </style:style>
    <style:style style:name="T14" style:family="text">
      <style:text-properties style:use-window-font-color="true" fo:font-style="italic" officeooo:rsid="006cff63" style:font-style-asian="italic" style:font-style-complex="italic"/>
    </style:style>
    <style:style style:name="T15" style:family="text">
      <style:text-properties style:use-window-font-color="true" fo:font-style="italic" officeooo:rsid="006cff63" style:font-style-asian="italic" style:font-style-complex="italic" loext:padding="0.049cm" loext:border="0.06pt dotted #000000" loext:shadow="none"/>
    </style:style>
    <style:style style:name="T16" style:family="text">
      <style:text-properties style:use-window-font-color="true" fo:font-style="italic" officeooo:rsid="000a00f2" style:font-style-asian="italic" style:font-style-complex="italic"/>
    </style:style>
    <style:style style:name="T17" style:family="text">
      <style:text-properties style:use-window-font-color="true" fo:font-style="italic" fo:font-weight="bold" officeooo:rsid="006cff63" style:font-style-asian="italic" style:font-weight-asian="bold" style:font-style-complex="italic" style:font-weight-complex="bold"/>
    </style:style>
    <style:style style:name="T18" style:family="text">
      <style:text-properties style:use-window-font-color="true" fo:font-style="italic" style:text-underline-style="dotted" style:text-underline-width="auto" style:text-underline-color="font-color" fo:font-weight="bold" officeooo:rsid="000a00f2" style:font-style-asian="italic" style:font-weight-asian="bold" style:font-style-complex="italic" style:font-weight-complex="bold"/>
    </style:style>
    <style:style style:name="T19" style:family="text">
      <style:text-properties fo:color="#ff7f00" fo:font-size="10pt" fo:font-style="italic" officeooo:rsid="02c8594a" style:font-size-asian="10pt" style:font-style-asian="italic" style:font-size-complex="10pt" style:font-style-complex="italic"/>
    </style:style>
    <style:style style:name="T20" style:family="text">
      <style:text-properties fo:color="#ff7f00" fo:font-style="italic" officeooo:rsid="02c8594a" style:font-style-asian="italic" style:font-style-complex="italic"/>
    </style:style>
    <style:style style:name="T21" style:family="text">
      <style:text-properties fo:color="#00ccff"/>
    </style:style>
    <style:style style:name="T22" style:family="text">
      <style:text-properties fo:color="#00ccff" officeooo:rsid="000401e3"/>
    </style:style>
    <style:style style:name="T23" style:family="text">
      <style:text-properties fo:color="#00ccff" loext:padding="0.049cm" loext:border="0.06pt dotted #000000" loext:shadow="none"/>
    </style:style>
    <style:style style:name="T24" style:family="text">
      <style:text-properties fo:color="#00ccff" fo:font-size="10pt" fo:font-style="italic" officeooo:rsid="02c8594a" style:font-size-asian="10pt" style:font-style-asian="italic" style:font-size-complex="10pt" style:font-style-complex="italic"/>
    </style:style>
    <style:style style:name="T25" style:family="text">
      <style:text-properties fo:color="#00ccff" fo:font-style="italic" officeooo:rsid="02c8594a" style:font-style-asian="italic" style:font-style-complex="italic"/>
    </style:style>
    <style:style style:name="T26" style:family="text">
      <style:text-properties fo:color="#ff3333"/>
    </style:style>
    <style:style style:name="T27" style:family="text">
      <style:text-properties fo:color="#ff3333" fo:font-style="italic" officeooo:rsid="02c8594a" style:font-style-asian="italic" style:font-style-complex="italic"/>
    </style:style>
    <style:style style:name="T28" style:family="text">
      <style:text-properties fo:color="#ff3333" fo:font-size="10pt" fo:font-style="italic" officeooo:rsid="02c8594a" style:font-size-asian="10pt" style:font-style-asian="italic" style:font-size-complex="10pt" style:font-style-complex="italic"/>
    </style:style>
    <style:style style:name="T29" style:family="text">
      <style:text-properties fo:color="#009933"/>
    </style:style>
    <style:style style:name="T30" style:family="text">
      <style:text-properties fo:color="#009933" officeooo:rsid="000401e3"/>
    </style:style>
    <style:style style:name="T31" style:family="text">
      <style:text-properties fo:color="#009933" fo:font-size="10pt" fo:font-style="italic" officeooo:rsid="02c8594a" style:font-size-asian="10pt" style:font-style-asian="italic" style:font-size-complex="10pt" style:font-style-complex="italic"/>
    </style:style>
    <style:style style:name="T32" style:family="text">
      <style:text-properties fo:color="#009933" fo:font-style="italic" officeooo:rsid="02c8594a" style:font-style-asian="italic" style:font-style-complex="italic"/>
    </style:style>
    <style:style style:name="T33" style:family="text">
      <style:text-properties fo:color="#0000a8" loext:padding="0.049cm" loext:border="0.06pt dotted #000000" loext:shadow="none"/>
    </style:style>
    <style:style style:name="T34" style:family="text">
      <style:text-properties fo:color="#0000a8" fo:font-size="10pt" fo:font-style="italic" officeooo:rsid="0068e53d" style:font-size-asian="10pt" style:font-style-asian="italic" style:font-size-complex="10pt" style:font-style-complex="italic"/>
    </style:style>
    <style:style style:name="T35" style:family="text">
      <style:text-properties fo:color="#0000a8" fo:font-style="italic" officeooo:rsid="0068e53d" style:font-style-asian="italic" style:font-style-complex="italic"/>
    </style:style>
    <style:style style:name="T36" style:family="text">
      <style:text-properties officeooo:rsid="0001fd05"/>
    </style:style>
    <style:style style:name="T37" style:family="text">
      <style:text-properties officeooo:rsid="0001fd05" loext:padding="0.049cm" loext:border="0.06pt dotted #000000" loext:shadow="none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0401e3" style:font-weight-asian="bold" style:font-weight-complex="bold"/>
    </style:style>
    <style:style style:name="T40" style:family="text">
      <style:text-properties loext:padding="0.049cm" loext:border="0.06pt dotted #000000" loext:shadow="none"/>
    </style:style>
    <style:style style:name="T41" style:family="text">
      <style:text-properties officeooo:rsid="0010d3a2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10d3a2" style:font-style-asian="italic" style:font-style-complex="italic"/>
    </style:style>
    <style:style style:name="T44" style:family="text">
      <style:text-properties fo:font-style="italic" officeooo:rsid="00145464" style:font-style-asian="italic" style:font-style-complex="italic"/>
    </style:style>
    <style:style style:name="T45" style:family="text">
      <style:text-properties fo:font-style="italic" officeooo:rsid="0018ceed" style:font-style-asian="italic" style:font-style-complex="italic"/>
    </style:style>
    <style:style style:name="T46" style:family="text">
      <style:text-properties fo:font-style="italic" officeooo:rsid="001bb487" style:font-style-asian="italic" style:font-style-complex="italic"/>
    </style:style>
    <style:style style:name="T47" style:family="text">
      <style:text-properties fo:font-style="italic" officeooo:rsid="001f23d0" style:font-style-asian="italic" style:font-style-complex="italic"/>
    </style:style>
    <style:style style:name="T48" style:family="text">
      <style:text-properties fo:font-style="italic" officeooo:rsid="001fe2f3" style:font-style-asian="italic" style:font-style-complex="italic"/>
    </style:style>
    <style:style style:name="T49" style:family="text">
      <style:text-properties fo:font-style="italic" officeooo:rsid="0020a7ed" style:font-style-asian="italic" style:font-style-complex="italic"/>
    </style:style>
    <style:style style:name="T50" style:family="text">
      <style:text-properties fo:font-style="italic" officeooo:rsid="0026e095" style:font-style-asian="italic" style:font-style-complex="italic"/>
    </style:style>
    <style:style style:name="T51" style:family="text">
      <style:text-properties fo:font-style="italic" officeooo:rsid="003e8c0a" style:font-style-asian="italic" style:font-style-complex="italic"/>
    </style:style>
    <style:style style:name="T52" style:family="text">
      <style:text-properties fo:font-style="italic" officeooo:rsid="0056d1ac" style:font-style-asian="italic" style:font-style-complex="italic"/>
    </style:style>
    <style:style style:name="T53" style:family="text">
      <style:text-properties fo:font-style="italic" officeooo:rsid="0057f740" style:font-style-asian="italic" style:font-style-complex="italic"/>
    </style:style>
    <style:style style:name="T54" style:family="text">
      <style:text-properties fo:font-style="italic" style:text-underline-style="none" style:font-style-asian="italic" style:font-style-complex="italic"/>
    </style:style>
    <style:style style:name="T55" style:family="text">
      <style:text-properties fo:font-style="italic" officeooo:rsid="004cacc0" style:font-name-asian="Liberation Serif1" style:font-style-asian="italic" style:font-name-complex="Liberation Serif1" style:font-style-complex="italic"/>
    </style:style>
    <style:style style:name="T56" style:family="text">
      <style:text-properties fo:font-style="italic" officeooo:rsid="004e6466" style:font-name-asian="Liberation Serif1" style:font-style-asian="italic" style:font-name-complex="Liberation Serif1" style:font-style-complex="italic"/>
    </style:style>
    <style:style style:name="T57" style:family="text">
      <style:text-properties fo:font-style="italic" fo:font-weight="bold" officeooo:rsid="004cacc0" style:font-name-asian="Liberation Serif1" style:font-style-asian="italic" style:font-weight-asian="bold" style:font-name-complex="Liberation Serif1" style:font-style-complex="italic" style:font-weight-complex="bold"/>
    </style:style>
    <style:style style:name="T5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2cef06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4e4e4d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504f90" style:font-name-asian="Liberation Serif1" style:font-style-asian="italic" style:font-weight-asian="normal" style:font-name-complex="Liberation Serif1" style:font-style-complex="italic" style:font-weight-complex="normal"/>
    </style:style>
    <style:style style:name="T62" style:family="text">
      <style:text-properties fo:font-style="italic" fo:font-weight="normal" officeooo:rsid="0046f19e" style:font-name-asian="Liberation Serif1" style:font-style-asian="italic" style:font-weight-asian="normal" style:font-name-complex="Liberation Serif1" style:font-style-complex="italic" style:font-weight-complex="normal"/>
    </style:style>
    <style:style style:name="T63" style:family="text">
      <style:text-properties fo:font-style="italic" fo:font-weight="normal" officeooo:rsid="0050061f" style:font-name-asian="Liberation Serif1" style:font-style-asian="italic" style:font-weight-asian="normal" style:font-name-complex="Liberation Serif1" style:font-style-complex="italic" style:font-weight-complex="normal"/>
    </style:style>
    <style:style style:name="T64" style:family="text">
      <style:text-properties fo:font-style="italic" fo:font-weight="normal" officeooo:rsid="005efe10" style:font-name-asian="Liberation Serif1" style:font-style-asian="italic" style:font-weight-asian="normal" style:font-name-complex="Liberation Serif1" style:font-style-complex="italic" style:font-weight-complex="normal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010d3a2" style:font-style-asian="normal" style:font-style-complex="normal"/>
    </style:style>
    <style:style style:name="T67" style:family="text">
      <style:text-properties fo:font-style="normal" officeooo:rsid="00145464" style:font-style-asian="normal" style:font-style-complex="normal"/>
    </style:style>
    <style:style style:name="T68" style:family="text">
      <style:text-properties fo:font-style="normal" officeooo:rsid="0018ceed" style:font-style-asian="normal" style:font-style-complex="normal"/>
    </style:style>
    <style:style style:name="T69" style:family="text">
      <style:text-properties fo:font-style="normal" officeooo:rsid="001282dc" style:font-style-asian="normal" style:font-style-complex="normal"/>
    </style:style>
    <style:style style:name="T70" style:family="text">
      <style:text-properties fo:font-style="normal" officeooo:rsid="0026e095" style:font-style-asian="normal" style:font-style-complex="normal"/>
    </style:style>
    <style:style style:name="T71" style:family="text">
      <style:text-properties fo:font-style="normal" officeooo:rsid="0018fe16" style:font-style-asian="normal" style:font-style-complex="normal"/>
    </style:style>
    <style:style style:name="T72" style:family="text">
      <style:text-properties fo:font-style="normal" officeooo:rsid="002856c6" style:font-style-asian="normal" style:font-style-complex="normal"/>
    </style:style>
    <style:style style:name="T73" style:family="text">
      <style:text-properties fo:font-style="normal" officeooo:rsid="0038819a" style:font-style-asian="normal" style:font-style-complex="normal"/>
    </style:style>
    <style:style style:name="T74" style:family="text">
      <style:text-properties fo:font-style="normal" officeooo:rsid="003e8c0a" style:font-style-asian="normal" style:font-style-complex="normal"/>
    </style:style>
    <style:style style:name="T75" style:family="text">
      <style:text-properties fo:font-style="normal" officeooo:rsid="0041a7cc" style:font-style-asian="normal" style:font-style-complex="normal"/>
    </style:style>
    <style:style style:name="T76" style:family="text">
      <style:text-properties fo:font-style="normal" officeooo:rsid="0046f19e" style:font-style-asian="normal" style:font-style-complex="normal"/>
    </style:style>
    <style:style style:name="T77" style:family="text">
      <style:text-properties fo:font-style="normal" officeooo:rsid="00482202" style:font-style-asian="normal" style:font-style-complex="normal"/>
    </style:style>
    <style:style style:name="T78" style:family="text">
      <style:text-properties fo:font-style="normal" style:text-underline-style="none" style:font-style-asian="normal" style:font-style-complex="normal"/>
    </style:style>
    <style:style style:name="T79" style:family="text">
      <style:text-properties fo:font-style="normal" officeooo:rsid="004e6466" style:font-name-asian="Liberation Serif1" style:font-style-asian="normal" style:font-name-complex="Liberation Serif1" style:font-style-complex="normal"/>
    </style:style>
    <style:style style:name="T80" style:family="text">
      <style:text-properties fo:font-style="normal" officeooo:rsid="0059ec7f" style:font-name-asian="Liberation Serif1" style:font-style-asian="normal" style:font-name-complex="Liberation Serif1" style:font-style-complex="normal"/>
    </style:style>
    <style:style style:name="T81" style:family="text">
      <style:text-properties fo:font-style="normal" fo:font-weight="normal" officeooo:rsid="0046f19e" style:font-name-asian="Liberation Serif1" style:font-style-asian="normal" style:font-weight-asian="normal" style:font-name-complex="Liberation Serif1" style:font-style-complex="normal" style:font-weight-complex="normal"/>
    </style:style>
    <style:style style:name="T82" style:family="text">
      <style:text-properties fo:font-style="normal" fo:font-weight="normal" officeooo:rsid="0050061f" style:font-name-asian="Liberation Serif1" style:font-style-asian="normal" style:font-weight-asian="normal" style:font-name-complex="Liberation Serif1" style:font-style-complex="normal" style:font-weight-complex="normal"/>
    </style:style>
    <style:style style:name="T83" style:family="text">
      <style:text-properties fo:font-style="normal" fo:font-weight="normal" officeooo:rsid="00504f90" style:font-name-asian="Liberation Serif1" style:font-style-asian="normal" style:font-weight-asian="normal" style:font-name-complex="Liberation Serif1" style:font-style-complex="normal" style:font-weight-complex="normal"/>
    </style:style>
    <style:style style:name="T84" style:family="text">
      <style:text-properties fo:font-style="normal" fo:font-weight="normal" officeooo:rsid="00145464" style:font-name-asian="Liberation Serif1" style:font-style-asian="normal" style:font-weight-asian="normal" style:font-name-complex="Liberation Serif1" style:font-style-complex="normal" style:font-weight-complex="normal"/>
    </style:style>
    <style:style style:name="T85" style:family="text">
      <style:text-properties fo:font-style="normal" fo:font-weight="normal" officeooo:rsid="005efe10" style:font-name-asian="Liberation Serif1" style:font-style-asian="normal" style:font-weight-asian="normal" style:font-name-complex="Liberation Serif1" style:font-style-complex="normal" style:font-weight-complex="normal"/>
    </style:style>
    <style:style style:name="T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2cef06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26a396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6e095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18fe1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2d9141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10d3a2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46f19e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4e4e4d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bold" officeooo:rsid="0046f19e" style:font-name-asian="Liberation Serif1" style:font-style-asian="normal" style:font-weight-asian="bold" style:font-name-complex="Liberation Serif1" style:font-style-complex="normal" style:font-weight-complex="bold"/>
    </style:style>
    <style:style style:name="T96" style:family="text">
      <style:text-properties style:text-underline-style="solid" style:text-underline-width="auto" style:text-underline-color="font-color" officeooo:rsid="00482202"/>
    </style:style>
    <style:style style:name="T97" style:family="text">
      <style:text-properties officeooo:rsid="002856c6"/>
    </style:style>
    <style:style style:name="T98" style:family="text">
      <style:text-properties officeooo:rsid="00482202"/>
    </style:style>
    <style:style style:name="T99" style:family="text">
      <style:text-properties style:font-name="Liberation Serif" fo:font-size="6pt" fo:font-style="italic" style:font-size-asian="6pt" style:font-style-asian="italic" style:font-size-complex="6pt" style:font-style-complex="italic"/>
    </style:style>
    <style:style style:name="T100" style:family="text">
      <style:text-properties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1" style:family="text">
      <style:text-properties style:font-name="Liberation Serif" fo:font-size="10pt" fo:font-style="italic" fo:font-weight="bold" officeooo:rsid="0063b62e" style:font-size-asian="10pt" style:font-style-asian="italic" style:font-weight-asian="bold" style:font-size-complex="10pt" style:font-style-complex="italic" style:font-weight-complex="bold"/>
    </style:style>
    <style:style style:name="T102" style:family="text">
      <style:text-properties style:font-name="Liberation Serif" fo:font-size="10pt" fo:font-style="italic" officeooo:rsid="0020b8dd" style:font-size-asian="10pt" style:font-style-asian="italic" style:font-size-complex="10pt" style:font-style-complex="italic"/>
    </style:style>
    <style:style style:name="T103" style:family="text">
      <style:text-properties style:font-name="Liberation Serif" fo:font-size="10pt" fo:font-style="italic" officeooo:rsid="0063b62e" style:font-size-asian="10pt" style:font-style-asian="italic" style:font-size-complex="10pt" style:font-style-complex="italic"/>
    </style:style>
    <style:style style:name="T104" style:family="text">
      <style:text-properties style:font-name="Liberation Serif" fo:font-style="italic" style:font-style-asian="italic" style:font-style-complex="italic"/>
    </style:style>
    <style:style style:name="T105" style:family="text">
      <style:text-properties style:font-name="Liberation Serif" fo:font-style="italic" officeooo:rsid="0063b62e" style:font-style-asian="italic" style:font-style-complex="italic"/>
    </style:style>
    <style:style style:name="T106" style:family="text">
      <style:text-properties style:font-name="Liberation Serif" fo:font-style="italic" officeooo:rsid="0020b8dd" style:font-style-asian="italic" style:font-style-complex="italic"/>
    </style:style>
    <style:style style:name="T107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08" style:family="text">
      <style:text-properties style:font-name="Liberation Serif" fo:font-style="italic" fo:font-weight="bold" officeooo:rsid="0063b62e" style:font-style-asian="italic" style:font-weight-asian="bold" style:font-style-complex="italic" style:font-weight-complex="bold"/>
    </style:style>
    <style:style style:name="T109" style:family="text">
      <style:text-properties style:font-name="Liberation Serif" fo:font-size="9pt" fo:font-style="italic" style:font-size-asian="9pt" style:font-style-asian="italic" style:font-size-complex="9pt" style:font-style-complex="italic"/>
    </style:style>
    <style:style style:name="T110" style:family="text">
      <style:text-properties style:font-name="Liberation Serif" fo:font-size="9pt" fo:font-style="italic" officeooo:rsid="0020b8dd" style:font-size-asian="9pt" style:font-style-asian="italic" style:font-size-complex="9pt" style:font-style-complex="italic"/>
    </style:style>
    <style:style style:name="T111" style:family="text">
      <style:text-properties style:font-name="Liberation Serif" fo:font-size="9pt" fo:font-style="italic" officeooo:rsid="0063b62e" style:font-size-asian="9pt" style:font-style-asian="italic" style:font-size-complex="9pt" style:font-style-complex="italic"/>
    </style:style>
    <style:style style:name="T112" style:family="text">
      <style:text-properties style:font-name="Liberation Seri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13" style:family="text">
      <style:text-properties style:font-name="Liberation Serif" fo:font-size="9pt" fo:font-style="italic" fo:font-weight="bold" officeooo:rsid="0063b62e" style:font-size-asian="9pt" style:font-style-asian="italic" style:font-weight-asian="bold" style:font-size-complex="9pt" style:font-style-complex="italic" style:font-weight-complex="bold"/>
    </style:style>
    <style:style style:name="T114" style:family="text">
      <style:text-properties fo:font-size="6pt" style:font-size-asian="6pt" style:font-size-complex="6pt"/>
    </style:style>
    <style:style style:name="T115" style:family="text">
      <style:text-properties officeooo:rsid="004cacc0" style:font-name-asian="Liberation Serif1" style:font-name-complex="Liberation Serif1"/>
    </style:style>
    <style:style style:name="T116" style:family="text">
      <style:text-properties officeooo:rsid="0059ec7f" style:font-name-asian="Liberation Serif1" style:font-name-complex="Liberation Serif1"/>
    </style:style>
    <style:style style:name="T117" style:family="text">
      <style:text-properties fo:font-size="12pt" fo:font-style="normal" fo:font-weight="bold" officeooo:rsid="0046f19e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118" style:family="text">
      <style:text-properties fo:font-size="12pt" fo:font-style="normal" fo:font-weight="normal" officeooo:rsid="0046f19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19" style:family="text">
      <style:text-properties fo:font-size="12pt" fo:font-style="italic" fo:font-weight="bold" officeooo:rsid="004cacc0" style:font-name-asian="Liberation Serif1" style:font-size-asian="12pt" style:font-style-asian="italic" style:font-weight-asian="bold" style:font-name-complex="Liberation Serif1" style:font-size-complex="12pt" style:font-style-complex="italic" style:font-weight-complex="bold"/>
    </style:style>
    <style:style style:name="T120" style:family="text">
      <style:text-properties fo:font-size="12pt" fo:font-style="italic" fo:font-weight="normal" officeooo:rsid="0046f19e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121" style:family="text">
      <style:text-properties fo:font-size="12pt" fo:font-style="italic" fo:font-weight="normal" officeooo:rsid="005efe1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122" style:family="text">
      <style:text-properties fo:font-size="12pt" fo:font-style="italic" fo:font-weight="normal" officeooo:rsid="0050061f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0">Quelques proverbes à traduire </text:span><text:span text:style-name="T101">(</text:span><text:a xlink:type="simple" xlink:href="https://fr.wikipedia.org/wiki/Liste_de_locutions_latines" text:style-name="Internet_20_link" text:visited-style-name="Visited_20_Internet_20_Link"><text:span text:style-name="T102">https://fr.wikipedia.org/wiki/Liste_de_locutions_latines</text:span></text:a><text:span text:style-name="T103">)</text:span></text:p>
      <text:p text:style-name="P1"><text:span text:style-name="T105"/></text:p>
      <text:p text:style-name="P3"><text:span text:style-name="T3">nominatif </text:span><text:span text:style-name="T12">; <text:s/></text:span><text:span text:style-name="T20">vocatif </text:span><text:span text:style-name="T12">; <text:s/></text:span><text:span text:style-name="T25">accusatif </text:span><text:span text:style-name="T12">; <text:s/></text:span><text:span text:style-name="T27">génitif</text:span><text:span text:style-name="T12"> ; <text:s/></text:span><text:span text:style-name="T32">datif</text:span><text:span text:style-name="T12"> ;</text:span><text:span text:style-name="T13"> </text:span><text:span text:style-name="T35">ablatif </text:span><text:span text:style-name="T13">; </text:span><text:span text:style-name="T17">verbes</text:span><text:span text:style-name="T14"> ; </text:span><text:span text:style-name="T18">verbes non conjugués</text:span><text:span text:style-name="T16"> ; </text:span><text:span text:style-name="T15">groupe prépositionnel</text:span></text:p>
      <text:p text:style-name="P16"/>
      <text:p text:style-name="P6"><text:span text:style-name="T36">[01]</text:span> « <text:span text:style-name="T37">a</text:span><text:span text:style-name="T40">d </text:span><text:span text:style-name="T23">glōriam</text:span> »</text:p>
      <text:p text:style-name="P9"><text:span text:style-name="T42">Expression util</text:span><text:span text:style-name="T43">i</text:span><text:span text:style-name="T42">sée </text:span><text:span text:style-name="T46">pour désigner jusqu’où quelqu’un </text:span><text:span text:style-name="T52">d’ambitieux </text:span><text:span text:style-name="T46">aimerait aller.</text:span></text:p>
      <text:p text:style-name="P16"/>
      <text:p text:style-name="P6"><text:span text:style-name="T36">[02] « </text:span><text:span text:style-name="T37">a</text:span><text:span text:style-name="T40">d </text:span><text:span text:style-name="T23">nauseam</text:span> »</text:p>
      <text:p text:style-name="P10"><text:span text:style-name="T42">Expression util</text:span><text:span text:style-name="T43">i</text:span><text:span text:style-name="T42">sée </text:span><text:span text:style-name="T46">pour désigner jusqu’à quel point une situation peut devenir désagréable.</text:span></text:p>
      <text:p text:style-name="P16"/>
      <text:p text:style-name="P7"><text:span text:style-name="T36">[03] « </text:span><text:span text:style-name="T1">diēs</text:span> <text:span text:style-name="T26">īræ</text:span> »</text:p>
      <text:p text:style-name="P11"><text:span text:style-name="T42">Début d’une prière dite lors d’un enterrement.</text:span></text:p>
      <text:p text:style-name="P17"/>
      <text:p text:style-name="P7"><text:span text:style-name="T36">[04] « </text:span><text:span text:style-name="T1">Hannibal</text:span> <text:span text:style-name="T40">ad </text:span><text:span text:style-name="T23">portās</text:span> ! »</text:p>
      <text:p text:style-name="P12"><text:span text:style-name="T42">Exclamation entendue à Rome alors qu’Hannibal, l’ennemi punique, pouvait attaquer à tout moment.</text:span></text:p>
      <text:p text:style-name="P16"/>
      <text:p text:style-name="P6"><text:span text:style-name="T36">[05] </text:span><text:span text:style-name="T1">Aquila</text:span> nōn <text:span text:style-name="T38">capit</text:span> <text:span text:style-name="T21">muscās</text:span>.</text:p>
      <text:p text:style-name="P13"><text:span text:style-name="T42">Proverbe signifiant que l’on ne doit pas s’abaisser à commettre une action indigne </text:span><text:span text:style-name="T53">de soi.</text:span></text:p>
      <text:p text:style-name="P14"><text:tab/><text:span text:style-name="T115">■ </text:span><text:span text:style-name="T80">c</text:span><text:span text:style-name="T65">apit </text:span>: verbe <text:span text:style-name="T65">capere</text:span>, actif.indicatif.présent.3S</text:p>
      <text:p text:style-name="P17"/>
      <text:p text:style-name="P7"><text:span text:style-name="T36">[06] </text:span><text:span text:style-name="T2">G</text:span><text:span text:style-name="T1">utta</text:span> <text:span text:style-name="T38">cauat</text:span> <text:span text:style-name="T21">lapidem</text:span>.</text:p>
      <text:p text:style-name="P12"><text:span text:style-name="T42">Proverbe signifiant que peu à peu </text:span><text:span text:style-name="T47">on peut parvenir à ses fins.</text:span></text:p>
      <text:p text:style-name="P19"><text:span text:style-name="T72"><text:tab/></text:span><text:span text:style-name="T115">■ </text:span><text:span text:style-name="T72">cauat : </text:span><text:span text:style-name="T97">verbe </text:span><text:span text:style-name="T70">cauāre, </text:span><text:span text:style-name="T97">actif.indicatif.présent.3S</text:span></text:p>
      <text:p text:style-name="P20"><text:span text:style-name="T65"><text:tab/></text:span><text:span text:style-name="T115">■ </text:span><text:span text:style-name="T65">lapidem </text:span>: accusatif singulier de<text:span text:style-name="T65"> lapis</text:span></text:p>
      <text:p text:style-name="P18"/>
      <text:p text:style-name="P6"><text:span text:style-name="T36">[07] </text:span><text:span text:style-name="T38">Dat</text:span> <text:span text:style-name="T22">u</text:span><text:span text:style-name="T21">eniam</text:span> <text:span text:style-name="T29">cor</text:span><text:span text:style-name="T30">u</text:span><text:span text:style-name="T29">īs</text:span>, <text:span text:style-name="T39">u</text:span><text:span text:style-name="T38">exat</text:span> <text:span text:style-name="T1">cēnsūra</text:span> <text:span text:style-name="T21">columbās</text:span>.</text:p>
      <text:p text:style-name="P15"><text:span text:style-name="T42">Proverbe s</text:span><text:span text:style-name="T48">ignifiant que l’on peut être poursuivi même si l’on est innoncent tandis que le coupable ne craint rien.</text:span></text:p>
      <text:p text:style-name="P19"><text:span text:style-name="T73"><text:tab/></text:span><text:span text:style-name="T115">■ </text:span><text:span text:style-name="T73">dat</text:span><text:span text:style-name="T72"> : </text:span><text:span text:style-name="T97">verbe </text:span><text:span text:style-name="T72">da</text:span><text:span text:style-name="T70">re, </text:span><text:span text:style-name="T97">actif.indicatif.présent.3S</text:span></text:p>
      <text:p text:style-name="P21"><text:tab/><text:span text:style-name="T55">■ </text:span>coruīs : <text:span text:style-name="T42">datif pluriel de </text:span>coruus</text:p>
      <text:p text:style-name="P19"><text:span text:style-name="T75"><text:tab/></text:span><text:span text:style-name="T115">■ </text:span><text:span text:style-name="T75">uexat</text:span><text:span text:style-name="T72"> : </text:span><text:span text:style-name="T97">verbe </text:span><text:span text:style-name="T72">uexāre</text:span><text:span text:style-name="T70">, </text:span><text:span text:style-name="T97">actif.indicatif.présent.3S</text:span></text:p>
      <text:p text:style-name="P19"><text:tab/><text:span text:style-name="T115">■ </text:span>!!! <text:span text:style-name="T98">les verbes </text:span><text:span text:style-name="T77">dat</text:span><text:span text:style-name="T98"> et </text:span><text:span text:style-name="T77">uexat</text:span><text:span text:style-name="T98"> ont </text:span><text:span text:style-name="T96">le même sujet</text:span></text:p>
      <text:p text:style-name="P16"/>
      <text:p text:style-name="P6"><text:span text:style-name="T36">[08] </text:span><text:span text:style-name="T37">D</text:span><text:span text:style-name="T40">ē </text:span><text:span text:style-name="T33">tē</text:span> <text:span text:style-name="T1">fābula</text:span> <text:span text:style-name="T38">nārrātur</text:span>.</text:p>
      <text:p text:style-name="P4"><text:span text:style-name="T42">Une belle phrase qui résume toute la littérature </text:span><text:span text:style-name="T49">jamais écrite </text:span><text:span text:style-name="T42">!</text:span></text:p>
      <text:p text:style-name="P5"><text:span text:style-name="T42"><text:tab/></text:span><text:span text:style-name="T55">■ </text:span><text:span text:style-name="T79">tē : </text:span><text:span text:style-name="T56">ablatif de </text:span><text:span text:style-name="T79">t</text:span><text:span text:style-name="T81">ū</text:span></text:p>
      <text:p text:style-name="P8"><text:span text:style-name="T117"><text:tab/></text:span><text:span text:style-name="T119">■ </text:span><text:span text:style-name="T118">nārrātur : </text:span><text:span text:style-name="T120">t</text:span><text:span text:style-name="T121">raduire par </text:span><text:span text:style-name="T120">« </text:span><text:span text:style-name="T122">est raconté»</text:span></text:p>
      <text:p text:style-name="P8"><text:span text:style-name="T122"/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68">a<text:span text:style-name="T41">d + accusatif</text:span> <text:tab/><text:tab/><text:tab/><text:tab/><text:span text:style-name="T65">: </text:span><text:span text:style-name="T43">vers</text:span></text:p>
            <text:p text:style-name="P23"><text:span text:style-name="T66">a</text:span><text:span text:style-name="T65">quila, aquilæ m.<text:tab/></text:span><text:span text:style-name="T42"><text:tab/><text:tab/><text:tab/></text:span><text:span text:style-name="T65">: </text:span><text:span text:style-name="T42">un aigle</text:span></text:p>
            <text:p text:style-name="P25"><text:span text:style-name="T65">capio, capis, capere, cēpī, captum<text:tab/></text:span><text:span text:style-name="T42"><text:tab/></text:span><text:span text:style-name="T65">: </text:span><text:span text:style-name="T42">prendre</text:span></text:p>
            <text:p text:style-name="P27"><text:span text:style-name="T65">cauo, cauā</text:span><text:span text:style-name="T70">s, cauāre, cauāu</text:span><text:span text:style-name="T71">ī, </text:span><text:span text:style-name="T70">cauātum<text:tab/>: </text:span><text:span text:style-name="T50">creuser</text:span></text:p>
            <text:p text:style-name="P30"><text:span text:style-name="T65">cēnsūra, cēnsūræ f.<text:tab/><text:tab/><text:tab/>: </text:span><text:span text:style-name="T42">la censure</text:span></text:p>
            <text:p text:style-name="P32"><text:span text:style-name="T65">columba, columb</text:span><text:span text:style-name="T76">æ </text:span><text:span text:style-name="T65">f.<text:tab/><text:tab/><text:tab/>: </text:span><text:span text:style-name="T42">la colombe</text:span></text:p>
            <text:p text:style-name="P34"><text:span text:style-name="T70">c</text:span><text:span text:style-name="T65">oruus, coruī m.<text:tab/><text:tab/><text:tab/><text:tab/>: </text:span><text:span text:style-name="T42">le corbeau</text:span></text:p>
            <text:p text:style-name="P36"><text:span text:style-name="T65">dē + abl.<text:tab/><text:tab/><text:tab/><text:tab/><text:tab/>: </text:span><text:span text:style-name="T42">à propos de</text:span></text:p>
            <text:p text:style-name="P41">diēs, diēī f.<text:tab/><text:tab/><text:tab/><text:tab/>: <text:span text:style-name="T42">le jour</text:span></text:p>
            <text:p text:style-name="P41"><text:span text:style-name="T87">d</text:span><text:span text:style-name="T88">o, </text:span><text:span text:style-name="T87">d</text:span><text:span text:style-name="T88">ā</text:span><text:span text:style-name="T89">s, </text:span><text:span text:style-name="T87">da</text:span><text:span text:style-name="T89">re, </text:span><text:span text:style-name="T87">ded</text:span><text:span text:style-name="T90">ī, </text:span><text:span text:style-name="T87">d</text:span><text:span text:style-name="T91">a</text:span><text:span text:style-name="T89">tum<text:tab/><text:tab/><text:tab/>: </text:span><text:span text:style-name="T59">donner</text:span></text:p>
            <text:p text:style-name="P43"><text:span text:style-name="T87">f</text:span><text:span text:style-name="T86">abula, fabulæ f.<text:tab/><text:tab/><text:tab/><text:tab/>: </text:span><text:span text:style-name="T58">la fable</text:span></text:p>
            <text:p text:style-name="P41">glōria, glōr<text:span text:style-name="T92">i</text:span>æ <text:span text:style-name="T41">f.<text:tab/><text:tab/><text:tab/><text:tab/></text:span><text:span text:style-name="T66">: </text:span><text:span text:style-name="T43">la gloire</text:span></text:p>
            <text:p text:style-name="P45"><text:span text:style-name="T66">g</text:span><text:span text:style-name="T65">utta, guttæ f.<text:tab/></text:span><text:span text:style-name="T42"><text:tab/><text:tab/><text:tab/></text:span><text:span text:style-name="T65">: </text:span><text:span text:style-name="T42">la goutte</text:span></text:p>
            <text:p text:style-name="P48"><text:span text:style-name="T66">H</text:span><text:span text:style-name="T65">annibal, Hannibalis m.<text:tab/></text:span><text:span text:style-name="T42"><text:tab/><text:tab/></text:span><text:span text:style-name="T65">: </text:span><text:span text:style-name="T42">Hannibal</text:span></text:p>
            <text:p text:style-name="P41"><text:span text:style-name="T66">ī</text:span><text:span text:style-name="T67">ra, īræ f.<text:tab/></text:span><text:span text:style-name="T44"><text:tab/><text:tab/><text:tab/></text:span><text:span text:style-name="T67">: </text:span><text:span text:style-name="T44">la colère</text:span></text:p>
          </table:table-cell>
          <table:table-cell table:style-name="Tableau1.B1" office:value-type="string">
            <text:p text:style-name="P50"><text:span text:style-name="T67">l</text:span><text:span text:style-name="T65">apis, lapidis m.<text:tab/><text:tab/><text:tab/><text:tab/>: </text:span><text:span text:style-name="T42">la pierre</text:span></text:p>
            <text:p text:style-name="P46"><text:span text:style-name="T67">m</text:span><text:span text:style-name="T65">usca, musc</text:span><text:span text:style-name="T69">æ </text:span><text:span text:style-name="T65">f.<text:tab/></text:span><text:span text:style-name="T42"><text:tab/><text:tab/><text:tab/></text:span><text:span text:style-name="T65">: </text:span><text:span text:style-name="T42">la mouche</text:span></text:p>
            <text:p text:style-name="P54"><text:span text:style-name="T83">n</text:span><text:span text:style-name="T81">ārr</text:span><text:span text:style-name="T83">o, n</text:span><text:span text:style-name="T81">ārrā</text:span><text:span text:style-name="T83">s</text:span><text:span text:style-name="T81">, </text:span><text:span text:style-name="T83">n</text:span><text:span text:style-name="T81">ārrā</text:span><text:span text:style-name="T83">re</text:span><text:span text:style-name="T81">, </text:span><text:span text:style-name="T83">n</text:span><text:span text:style-name="T81">ārrā</text:span><text:span text:style-name="T83">u</text:span><text:span text:style-name="T84">ī, </text:span><text:span text:style-name="T83">n</text:span><text:span text:style-name="T81">ārrā</text:span><text:span text:style-name="T83">tum<text:tab/>: </text:span><text:span text:style-name="T61">raconter</text:span></text:p>
            <text:p text:style-name="P57"><text:span text:style-name="T78">nausea, nauseæ f.<text:tab/></text:span><text:span text:style-name="T54"><text:tab/><text:tab/><text:tab/></text:span><text:span text:style-name="T65">: </text:span><text:span text:style-name="T42">la nausée</text:span></text:p>
            <text:p text:style-name="P54"><text:span text:style-name="T65">nōn<text:tab/></text:span><text:span text:style-name="T42"><text:tab/><text:tab/><text:tab/><text:tab/></text:span><text:span text:style-name="T65">: </text:span><text:span text:style-name="T45">ne… pas… </text:span></text:p>
            <text:p text:style-name="P60"><text:span text:style-name="T65">porta, port</text:span><text:span text:style-name="T69">æ </text:span><text:span text:style-name="T65">f.<text:tab/></text:span><text:span text:style-name="T42"><text:tab/><text:tab/><text:tab/></text:span><text:span text:style-name="T65">: </text:span><text:span text:style-name="T42">la porte</text:span></text:p>
            <text:p text:style-name="P63"><text:span text:style-name="T65">t</text:span><text:span text:style-name="T93">ū<text:tab/><text:tab/><text:tab/><text:tab/><text:tab/>: </text:span><text:span text:style-name="T58">tu </text:span><text:span text:style-name="T60">(te, toi)</text:span></text:p>
            <text:p text:style-name="P66"><text:span text:style-name="T65">uenia, ueni</text:span><text:span text:style-name="T69">æ </text:span><text:span text:style-name="T65">f.<text:tab/><text:tab/><text:tab/><text:tab/>: </text:span><text:span text:style-name="T42">le pardon</text:span></text:p>
            <text:p text:style-name="P28"><text:span text:style-name="T74">uex</text:span><text:span text:style-name="T65">o, </text:span><text:span text:style-name="T74">uex</text:span><text:span text:style-name="T65">ā</text:span><text:span text:style-name="T70">s, </text:span><text:span text:style-name="T74">uex</text:span><text:span text:style-name="T70">āre, </text:span><text:span text:style-name="T74">uex</text:span><text:span text:style-name="T70">āu</text:span><text:span text:style-name="T71">ī, </text:span><text:span text:style-name="T74">uex</text:span><text:span text:style-name="T70">ātum<text:tab/>: </text:span><text:span text:style-name="T51">accabler</text:span>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9:07:48.394559597</meta:creation-date>
    <dc:date>2020-10-14T23:03:52.546739420</dc:date>
    <meta:editing-duration>PT2H46M18S</meta:editing-duration>
    <meta:editing-cycles>77</meta:editing-cycles>
    <meta:generator>LibreOffice/6.0.7.3$Linux_X86_64 LibreOffice_project/00m0$Build-3</meta:generator>
    <meta:document-statistic meta:table-count="1" meta:image-count="0" meta:object-count="0" meta:page-count="1" meta:paragraph-count="51" meta:word-count="374" meta:character-count="2233" meta:non-whitespace-character-count="1835"/>
  </office:meta>
</office:document-meta>
</file>